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42.97mm"/>
    </style:style>
    <style:style style:name="co4" style:family="table-column">
      <style:table-column-properties fo:break-before="auto" style:column-width="34.11mm"/>
    </style:style>
    <style:style style:name="co5" style:family="table-column">
      <style:table-column-properties fo:break-before="auto" style:column-width="40.68mm"/>
    </style:style>
    <style:style style:name="co6" style:family="table-column">
      <style:table-column-properties fo:break-before="auto" style:column-width="51.84mm"/>
    </style:style>
    <style:style style:name="co7" style:family="table-column">
      <style:table-column-properties fo:break-before="auto" style:column-width="44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rror_log_northsat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mage 1</text:p>
          </table:table-cell>
          <table:table-cell office:value-type="string" calcext:value-type="string">
            <text:p>Image 2</text:p>
          </table:table-cell>
          <table:table-cell office:value-type="string" calcext:value-type="string">
            <text:p>Predicted width</text:p>
          </table:table-cell>
          <table:table-cell office:value-type="string" calcext:value-type="string">
            <text:p>Predicted Ahead</text:p>
          </table:table-cell>
          <table:table-cell office:value-type="string" calcext:value-type="string">
            <text:p>Predicted GPS lat</text:p>
          </table:table-cell>
          <table:table-cell office:value-type="string" calcext:value-type="string">
            <text:p>Predicted GPS lon</text:p>
          </table:table-cell>
          <table:table-cell office:value-type="string" calcext:value-type="string">
            <text:p>Actual GPS lat</text:p>
          </table:table-cell>
          <table:table-cell office:value-type="string" calcext:value-type="string">
            <text:p>Actual GPS lon</text:p>
          </table:table-cell>
        </table:table-row>
        <table:table-row table:style-name="ro1">
          <table:table-cell office:value-type="string" calcext:value-type="string">
            <text:p>0011041.jpg</text:p>
          </table:table-cell>
          <table:table-cell office:value-type="string" calcext:value-type="string">
            <text:p>0011042.jpg</text:p>
          </table:table-cell>
          <table:table-cell office:value-type="float" office:value="2.88090171870014" calcext:value-type="float">
            <text:p>2.8809017187</text:p>
          </table:table-cell>
          <table:table-cell office:value-type="float" office:value="13.8632719051619" calcext:value-type="float">
            <text:p>13.8632719052</text:p>
          </table:table-cell>
          <table:table-cell office:value-type="float" office:value="33.7878097549055" calcext:value-type="float">
            <text:p>33.7878097549</text:p>
          </table:table-cell>
          <table:table-cell office:value-type="float" office:value="-84.4075322466423" calcext:value-type="float">
            <text:p>-84.4075322466</text:p>
          </table:table-cell>
          <table:table-cell office:value-type="float" office:value="33.78809" calcext:value-type="float">
            <text:p>33.78809</text:p>
          </table:table-cell>
          <table:table-cell office:value-type="float" office:value="-84.4075" calcext:value-type="float">
            <text:p>-84.4075</text:p>
          </table:table-cell>
        </table:table-row>
        <table:table-row table:style-name="ro1">
          <table:table-cell office:value-type="string" calcext:value-type="string">
            <text:p>0011042.jpg</text:p>
          </table:table-cell>
          <table:table-cell office:value-type="string" calcext:value-type="string">
            <text:p>0011043.jpg</text:p>
          </table:table-cell>
          <table:table-cell office:value-type="float" office:value="3.07137454857766" calcext:value-type="float">
            <text:p>3.0713745486</text:p>
          </table:table-cell>
          <table:table-cell office:value-type="float" office:value="14.3215618340739" calcext:value-type="float">
            <text:p>14.3215618341</text:p>
          </table:table-cell>
          <table:table-cell office:value-type="float" office:value="33.7878097289396" calcext:value-type="float">
            <text:p>33.7878097289</text:p>
          </table:table-cell>
          <table:table-cell office:value-type="float" office:value="-84.4075353365182" calcext:value-type="float">
            <text:p>-84.4075353365</text:p>
          </table:table-cell>
          <table:table-cell office:value-type="float" office:value="33.78809" calcext:value-type="float">
            <text:p>33.78809</text:p>
          </table:table-cell>
          <table:table-cell office:value-type="float" office:value="-84.4075" calcext:value-type="float">
            <text:p>-84.4075</text:p>
          </table:table-cell>
        </table:table-row>
        <table:table-row table:style-name="ro1">
          <table:table-cell office:value-type="string" calcext:value-type="string">
            <text:p>0011043.jpg</text:p>
          </table:table-cell>
          <table:table-cell office:value-type="string" calcext:value-type="string">
            <text:p>0011044.jpg</text:p>
          </table:table-cell>
          <table:table-cell office:value-type="float" office:value="2.21138967913648" calcext:value-type="float">
            <text:p>2.2113896791</text:p>
          </table:table-cell>
          <table:table-cell office:value-type="float" office:value="9.85323456038099" calcext:value-type="float">
            <text:p>9.8532345604</text:p>
          </table:table-cell>
          <table:table-cell office:value-type="float" office:value="33.7878538533305" calcext:value-type="float">
            <text:p>33.7878538533</text:p>
          </table:table-cell>
          <table:table-cell office:value-type="float" office:value="-84.4075257525157" calcext:value-type="float">
            <text:p>-84.4075257525</text:p>
          </table:table-cell>
          <table:table-cell office:value-type="float" office:value="33.78809" calcext:value-type="float">
            <text:p>33.78809</text:p>
          </table:table-cell>
          <table:table-cell office:value-type="float" office:value="-84.4075" calcext:value-type="float">
            <text:p>-84.4075</text:p>
          </table:table-cell>
        </table:table-row>
        <table:table-row table:style-name="ro1">
          <table:table-cell office:value-type="string" calcext:value-type="string">
            <text:p>0011044.jpg</text:p>
          </table:table-cell>
          <table:table-cell office:value-type="string" calcext:value-type="string">
            <text:p>0011045.jpg</text:p>
          </table:table-cell>
          <table:table-cell office:value-type="float" office:value="3.18851533352718" calcext:value-type="float">
            <text:p>3.1885153335</text:p>
          </table:table-cell>
          <table:table-cell office:value-type="float" office:value="13.7486993098864" calcext:value-type="float">
            <text:p>13.7486993099</text:p>
          </table:table-cell>
          <table:table-cell office:value-type="float" office:value="33.7878230369901" calcext:value-type="float">
            <text:p>33.787823037</text:p>
          </table:table-cell>
          <table:table-cell office:value-type="float" office:value="-84.407538264912" calcext:value-type="float">
            <text:p>-84.4075382649</text:p>
          </table:table-cell>
          <table:table-cell office:value-type="float" office:value="33.78809" calcext:value-type="float">
            <text:p>33.78809</text:p>
          </table:table-cell>
          <table:table-cell office:value-type="float" office:value="-84.4075" calcext:value-type="float">
            <text:p>-84.4075</text:p>
          </table:table-cell>
        </table:table-row>
        <table:table-row table:style-name="ro1">
          <table:table-cell office:value-type="string" calcext:value-type="string">
            <text:p>0011045.jpg</text:p>
          </table:table-cell>
          <table:table-cell office:value-type="string" calcext:value-type="string">
            <text:p>0011046.jpg</text:p>
          </table:table-cell>
          <table:table-cell office:value-type="float" office:value="2.57642988083003" calcext:value-type="float">
            <text:p>2.5764298808</text:p>
          </table:table-cell>
          <table:table-cell office:value-type="float" office:value="10.6513007025804" calcext:value-type="float">
            <text:p>10.6513007026</text:p>
          </table:table-cell>
          <table:table-cell office:value-type="float" office:value="33.7878548655956" calcext:value-type="float">
            <text:p>33.7878548656</text:p>
          </table:table-cell>
          <table:table-cell office:value-type="float" office:value="-84.4075317184362" calcext:value-type="float">
            <text:p>-84.4075317184</text:p>
          </table:table-cell>
          <table:table-cell office:value-type="float" office:value="33.78809" calcext:value-type="float">
            <text:p>33.78809</text:p>
          </table:table-cell>
          <table:table-cell office:value-type="float" office:value="-84.4075" calcext:value-type="float">
            <text:p>-84.4075</text:p>
          </table:table-cell>
        </table:table-row>
        <table:table-row table:style-name="ro1">
          <table:table-cell office:value-type="string" calcext:value-type="string">
            <text:p>0011046.jpg</text:p>
          </table:table-cell>
          <table:table-cell office:value-type="string" calcext:value-type="string">
            <text:p>0011047.jpg</text:p>
          </table:table-cell>
          <table:table-cell office:value-type="float" office:value="2.41505955260882" calcext:value-type="float">
            <text:p>2.4150595526</text:p>
          </table:table-cell>
          <table:table-cell office:value-type="float" office:value="9.52588452008254" calcext:value-type="float">
            <text:p>9.5258845201</text:p>
          </table:table-cell>
          <table:table-cell office:value-type="float" office:value="33.7878690289519" calcext:value-type="float">
            <text:p>33.787869029</text:p>
          </table:table-cell>
          <table:table-cell office:value-type="float" office:value="-84.4075305813378" calcext:value-type="float">
            <text:p>-84.4075305813</text:p>
          </table:table-cell>
          <table:table-cell office:value-type="float" office:value="33.78809" calcext:value-type="float">
            <text:p>33.78809</text:p>
          </table:table-cell>
          <table:table-cell office:value-type="float" office:value="-84.4075" calcext:value-type="float">
            <text:p>-84.4075</text:p>
          </table:table-cell>
        </table:table-row>
        <table:table-row table:style-name="ro1">
          <table:table-cell office:value-type="string" calcext:value-type="string">
            <text:p>0011047.jpg</text:p>
          </table:table-cell>
          <table:table-cell office:value-type="string" calcext:value-type="string">
            <text:p>0011048.jpg</text:p>
          </table:table-cell>
          <table:table-cell office:value-type="float" office:value="3.06931106661862" calcext:value-type="float">
            <text:p>3.0693110666</text:p>
          </table:table-cell>
          <table:table-cell office:value-type="float" office:value="11.6482035256544" calcext:value-type="float">
            <text:p>11.6482035257</text:p>
          </table:table-cell>
          <table:table-cell office:value-type="float" office:value="33.7878541153514" calcext:value-type="float">
            <text:p>33.7878541154</text:p>
          </table:table-cell>
          <table:table-cell office:value-type="float" office:value="-84.407539127887" calcext:value-type="float">
            <text:p>-84.4075391279</text:p>
          </table:table-cell>
          <table:table-cell office:value-type="float" office:value="33.78809" calcext:value-type="float">
            <text:p>33.78809</text:p>
          </table:table-cell>
          <table:table-cell office:value-type="float" office:value="-84.4075" calcext:value-type="float">
            <text:p>-84.4075</text:p>
          </table:table-cell>
        </table:table-row>
        <table:table-row table:style-name="ro1">
          <table:table-cell office:value-type="string" calcext:value-type="string">
            <text:p>0011048.jpg</text:p>
          </table:table-cell>
          <table:table-cell office:value-type="string" calcext:value-type="string">
            <text:p>0011049.jpg</text:p>
          </table:table-cell>
          <table:table-cell office:value-type="float" office:value="2.85510621492036" calcext:value-type="float">
            <text:p>2.8551062149</text:p>
          </table:table-cell>
          <table:table-cell office:value-type="float" office:value="10.376994412857" calcext:value-type="float">
            <text:p>10.3769944129</text:p>
          </table:table-cell>
          <table:table-cell office:value-type="float" office:value="33.7878695803112" calcext:value-type="float">
            <text:p>33.7878695803</text:p>
          </table:table-cell>
          <table:table-cell office:value-type="float" office:value="-84.4075373810501" calcext:value-type="float">
            <text:p>-84.4075373811</text:p>
          </table:table-cell>
          <table:table-cell office:value-type="float" office:value="33.78809" calcext:value-type="float">
            <text:p>33.78809</text:p>
          </table:table-cell>
          <table:table-cell office:value-type="float" office:value="-84.4075" calcext:value-type="float">
            <text:p>-84.4075</text:p>
          </table:table-cell>
        </table:table-row>
        <table:table-row table:style-name="ro1">
          <table:table-cell office:value-type="string" calcext:value-type="string">
            <text:p>0011049.jpg</text:p>
          </table:table-cell>
          <table:table-cell office:value-type="string" calcext:value-type="string">
            <text:p>0011050.jpg</text:p>
          </table:table-cell>
          <table:table-cell office:value-type="float" office:value="3.10729225546618" calcext:value-type="float">
            <text:p>3.1072922555</text:p>
          </table:table-cell>
          <table:table-cell office:value-type="float" office:value="10.8352843961143" calcext:value-type="float">
            <text:p>10.8352843961</text:p>
          </table:table-cell>
          <table:table-cell office:value-type="float" office:value="33.7878695683458" calcext:value-type="float">
            <text:p>33.7878695683</text:p>
          </table:table-cell>
          <table:table-cell office:value-type="float" office:value="-84.4075411368615" calcext:value-type="float">
            <text:p>-84.4075411369</text:p>
          </table:table-cell>
          <table:table-cell office:value-type="float" office:value="33.78809" calcext:value-type="float">
            <text:p>33.78809</text:p>
          </table:table-cell>
          <table:table-cell office:value-type="float" office:value="-84.4075" calcext:value-type="float">
            <text:p>-84.4075</text:p>
          </table:table-cell>
        </table:table-row>
        <table:table-row table:style-name="ro1">
          <table:table-cell office:value-type="string" calcext:value-type="string">
            <text:p>0011050.jpg</text:p>
          </table:table-cell>
          <table:table-cell office:value-type="string" calcext:value-type="string">
            <text:p>0011051.jpg</text:p>
          </table:table-cell>
          <table:table-cell office:value-type="float" office:value="2.96530495385448" calcext:value-type="float">
            <text:p>2.9653049539</text:p>
          </table:table-cell>
          <table:table-cell office:value-type="float" office:value="9.88187755945545" calcext:value-type="float">
            <text:p>9.8818775595</text:p>
          </table:table-cell>
          <table:table-cell office:value-type="float" office:value="33.7878821863005" calcext:value-type="float">
            <text:p>33.7878821863</text:p>
          </table:table-cell>
          <table:table-cell office:value-type="float" office:value="-84.4075402556591" calcext:value-type="float">
            <text:p>-84.4075402557</text:p>
          </table:table-cell>
          <table:table-cell office:value-type="float" office:value="33.78809" calcext:value-type="float">
            <text:p>33.78809</text:p>
          </table:table-cell>
          <table:table-cell office:value-type="float" office:value="-84.4075" calcext:value-type="float">
            <text:p>-84.4075</text:p>
          </table:table-cell>
        </table:table-row>
        <table:table-row table:style-name="ro1">
          <table:table-cell office:value-type="string" calcext:value-type="string">
            <text:p>0011051.jpg</text:p>
          </table:table-cell>
          <table:table-cell office:value-type="string" calcext:value-type="string">
            <text:p>0011052.jpg</text:p>
          </table:table-cell>
          <table:table-cell office:value-type="float" office:value="2.75042777162377" calcext:value-type="float">
            <text:p>2.7504277716</text:p>
          </table:table-cell>
          <table:table-cell office:value-type="float" office:value="8.70750946474609" calcext:value-type="float">
            <text:p>8.7075094647</text:p>
          </table:table-cell>
          <table:table-cell office:value-type="float" office:value="33.7878967785729" calcext:value-type="float">
            <text:p>33.7878967786</text:p>
          </table:table-cell>
          <table:table-cell office:value-type="float" office:value="-84.4075385278792" calcext:value-type="float">
            <text:p>-84.4075385279</text:p>
          </table:table-cell>
          <table:table-cell office:value-type="float" office:value="33.78809" calcext:value-type="float">
            <text:p>33.78809</text:p>
          </table:table-cell>
          <table:table-cell office:value-type="float" office:value="-84.4075" calcext:value-type="float">
            <text:p>-84.4075</text:p>
          </table:table-cell>
        </table:table-row>
        <table:table-row table:style-name="ro1">
          <table:table-cell office:value-type="string" calcext:value-type="string">
            <text:p>0011052.jpg</text:p>
          </table:table-cell>
          <table:table-cell office:value-type="string" calcext:value-type="string">
            <text:p>0011053.jpg</text:p>
          </table:table-cell>
          <table:table-cell office:value-type="float" office:value="3.0399464798748" calcext:value-type="float">
            <text:p>3.0399464799</text:p>
          </table:table-cell>
          <table:table-cell office:value-type="float" office:value="9.16579942285161" calcext:value-type="float">
            <text:p>9.1657994229</text:p>
          </table:table-cell>
          <table:table-cell office:value-type="float" office:value="33.7878967750775" calcext:value-type="float">
            <text:p>33.7878967751</text:p>
          </table:table-cell>
          <table:table-cell office:value-type="float" office:value="-84.4075426865404" calcext:value-type="float">
            <text:p>-84.4075426865</text:p>
          </table:table-cell>
          <table:table-cell office:value-type="float" office:value="33.78809" calcext:value-type="float">
            <text:p>33.78809</text:p>
          </table:table-cell>
          <table:table-cell office:value-type="float" office:value="-84.4075" calcext:value-type="float">
            <text:p>-84.4075</text:p>
          </table:table-cell>
        </table:table-row>
        <table:table-row table:style-name="ro1">
          <table:table-cell office:value-type="string" calcext:value-type="string">
            <text:p>0011053.jpg</text:p>
          </table:table-cell>
          <table:table-cell office:value-type="string" calcext:value-type="string">
            <text:p>0011054.jpg</text:p>
          </table:table-cell>
          <table:table-cell office:value-type="float" office:value="2.90867606327442" calcext:value-type="float">
            <text:p>2.9086760633</text:p>
          </table:table-cell>
          <table:table-cell office:value-type="float" office:value="8.31171356632893" calcext:value-type="float">
            <text:p>8.3117135663</text:p>
          </table:table-cell>
          <table:table-cell office:value-type="float" office:value="33.7879085005844" calcext:value-type="float">
            <text:p>33.7879085006</text:p>
          </table:table-cell>
          <table:table-cell office:value-type="float" office:value="-84.4075419479677" calcext:value-type="float">
            <text:p>-84.407541948</text:p>
          </table:table-cell>
          <table:table-cell office:value-type="float" office:value="33.78809" calcext:value-type="float">
            <text:p>33.78809</text:p>
          </table:table-cell>
          <table:table-cell office:value-type="float" office:value="-84.4075" calcext:value-type="float">
            <text:p>-84.4075</text:p>
          </table:table-cell>
        </table:table-row>
        <table:table-row table:style-name="ro1">
          <table:table-cell office:value-type="string" calcext:value-type="string">
            <text:p>0011054.jpg</text:p>
          </table:table-cell>
          <table:table-cell office:value-type="string" calcext:value-type="string">
            <text:p>0011055.jpg</text:p>
          </table:table-cell>
          <table:table-cell office:value-type="float" office:value="2.86114581305284" calcext:value-type="float">
            <text:p>2.8611458131</text:p>
          </table:table-cell>
          <table:table-cell office:value-type="float" office:value="7.71760310003183" calcext:value-type="float">
            <text:p>7.7176031</text:p>
          </table:table-cell>
          <table:table-cell office:value-type="float" office:value="33.7879179027189" calcext:value-type="float">
            <text:p>33.7879179027</text:p>
          </table:table-cell>
          <table:table-cell office:value-type="float" office:value="-84.4075421836557" calcext:value-type="float">
            <text:p>-84.4075421837</text:p>
          </table:table-cell>
          <table:table-cell office:value-type="float" office:value="33.78809" calcext:value-type="float">
            <text:p>33.78809</text:p>
          </table:table-cell>
          <table:table-cell office:value-type="float" office:value="-84.4075" calcext:value-type="float">
            <text:p>-84.4075</text:p>
          </table:table-cell>
        </table:table-row>
        <table:table-row table:style-name="ro1">
          <table:table-cell office:value-type="string" calcext:value-type="string">
            <text:p>0011055.jpg</text:p>
          </table:table-cell>
          <table:table-cell office:value-type="string" calcext:value-type="string">
            <text:p>0011056.jpg</text:p>
          </table:table-cell>
          <table:table-cell office:value-type="float" office:value="2.97642730769996" calcext:value-type="float">
            <text:p>2.9764273077</text:p>
          </table:table-cell>
          <table:table-cell office:value-type="float" office:value="7.57027135410605" calcext:value-type="float">
            <text:p>7.5702713541</text:p>
          </table:table-cell>
          <table:table-cell office:value-type="float" office:value="33.7879233163278" calcext:value-type="float">
            <text:p>33.7879233163</text:p>
          </table:table-cell>
          <table:table-cell office:value-type="float" office:value="-84.4075442976061" calcext:value-type="float">
            <text:p>-84.4075442976</text:p>
          </table:table-cell>
          <table:table-cell office:value-type="float" office:value="33.78809" calcext:value-type="float">
            <text:p>33.78809</text:p>
          </table:table-cell>
          <table:table-cell office:value-type="float" office:value="-84.4075" calcext:value-type="float">
            <text:p>-84.4075</text:p>
          </table:table-cell>
        </table:table-row>
        <table:table-row table:style-name="ro1">
          <table:table-cell office:value-type="string" calcext:value-type="string">
            <text:p>0011056.jpg</text:p>
          </table:table-cell>
          <table:table-cell office:value-type="string" calcext:value-type="string">
            <text:p>0011057.jpg</text:p>
          </table:table-cell>
          <table:table-cell office:value-type="float" office:value="3.02114045415428" calcext:value-type="float">
            <text:p>3.0211404542</text:p>
          </table:table-cell>
          <table:table-cell office:value-type="float" office:value="7.22570519349076" calcext:value-type="float">
            <text:p>7.2257051935</text:p>
          </table:table-cell>
          <table:table-cell office:value-type="float" office:value="33.7879304910029" calcext:value-type="float">
            <text:p>33.787930491</text:p>
          </table:table-cell>
          <table:table-cell office:value-type="float" office:value="-84.4075455964774" calcext:value-type="float">
            <text:p>-84.4075455965</text:p>
          </table:table-cell>
          <table:table-cell office:value-type="float" office:value="33.78809" calcext:value-type="float">
            <text:p>33.78809</text:p>
          </table:table-cell>
          <table:table-cell office:value-type="float" office:value="-84.4075" calcext:value-type="float">
            <text:p>-84.4075</text:p>
          </table:table-cell>
        </table:table-row>
        <table:table-row table:style-name="ro1">
          <table:table-cell office:value-type="string" calcext:value-type="string">
            <text:p>0011057.jpg</text:p>
          </table:table-cell>
          <table:table-cell office:value-type="string" calcext:value-type="string">
            <text:p>0011058.jpg</text:p>
          </table:table-cell>
          <table:table-cell office:value-type="float" office:value="3.11230305311322" calcext:value-type="float">
            <text:p>3.1123030531</text:p>
          </table:table-cell>
          <table:table-cell office:value-type="float" office:value="6.98545012751526" calcext:value-type="float">
            <text:p>6.9854501275</text:p>
          </table:table-cell>
          <table:table-cell office:value-type="float" office:value="33.7879367363762" calcext:value-type="float">
            <text:p>33.7879367364</text:p>
          </table:table-cell>
          <table:table-cell office:value-type="float" office:value="-84.4075474249178" calcext:value-type="float">
            <text:p>-84.4075474249</text:p>
          </table:table-cell>
          <table:table-cell office:value-type="float" office:value="33.78809" calcext:value-type="float">
            <text:p>33.78809</text:p>
          </table:table-cell>
          <table:table-cell office:value-type="float" office:value="-84.4075" calcext:value-type="float">
            <text:p>-84.4075</text:p>
          </table:table-cell>
        </table:table-row>
        <table:table-row table:style-name="ro1">
          <table:table-cell office:value-type="string" calcext:value-type="string">
            <text:p>0011058.jpg</text:p>
          </table:table-cell>
          <table:table-cell office:value-type="string" calcext:value-type="string">
            <text:p>0011059.jpg</text:p>
          </table:table-cell>
          <table:table-cell office:value-type="float" office:value="3.42313298627791" calcext:value-type="float">
            <text:p>3.4231329863</text:p>
          </table:table-cell>
          <table:table-cell office:value-type="float" office:value="7.22480655181924" calcext:value-type="float">
            <text:p>7.2248065518</text:p>
          </table:table-cell>
          <table:table-cell office:value-type="float" office:value="33.7879387103003" calcext:value-type="float">
            <text:p>33.7879387103</text:p>
          </table:table-cell>
          <table:table-cell office:value-type="float" office:value="-84.4075517540589" calcext:value-type="float">
            <text:p>-84.4075517541</text:p>
          </table:table-cell>
          <table:table-cell office:value-type="float" office:value="33.78809" calcext:value-type="float">
            <text:p>33.78809</text:p>
          </table:table-cell>
          <table:table-cell office:value-type="float" office:value="-84.4075" calcext:value-type="float">
            <text:p>-84.4075</text:p>
          </table:table-cell>
        </table:table-row>
        <table:table-row table:style-name="ro1">
          <table:table-cell office:value-type="string" calcext:value-type="string">
            <text:p>0011059.jpg</text:p>
          </table:table-cell>
          <table:table-cell office:value-type="string" calcext:value-type="string">
            <text:p>0011060.jpg</text:p>
          </table:table-cell>
          <table:table-cell office:value-type="float" office:value="3.23590118506803" calcext:value-type="float">
            <text:p>3.2359011851</text:p>
          </table:table-cell>
          <table:table-cell office:value-type="float" office:value="6.3713483142124" calcext:value-type="float">
            <text:p>6.3713483142</text:p>
          </table:table-cell>
          <table:table-cell office:value-type="float" office:value="33.7879504174564" calcext:value-type="float">
            <text:p>33.7879504175</text:p>
          </table:table-cell>
          <table:table-cell office:value-type="float" office:value="-84.4075504117891" calcext:value-type="float">
            <text:p>-84.4075504118</text:p>
          </table:table-cell>
          <table:table-cell office:value-type="float" office:value="33.78809" calcext:value-type="float">
            <text:p>33.78809</text:p>
          </table:table-cell>
          <table:table-cell office:value-type="float" office:value="-84.4075" calcext:value-type="float">
            <text:p>-84.4075</text:p>
          </table:table-cell>
        </table:table-row>
        <table:table-row table:style-name="ro1">
          <table:table-cell table:number-columns-repeated="6"/>
          <table:table-cell office:value-type="float" office:value="33.78809" calcext:value-type="float">
            <text:p>33.78809</text:p>
          </table:table-cell>
          <table:table-cell office:value-type="float" office:value="-84.4075" calcext:value-type="float">
            <text:p>-84.40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1">00/00/0000</text:date>, <text:time style:data-style-name="N2" text:time-value="19:43:49.294147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1T22:49:25.355883830</dc:date>
    <meta:editing-duration>PT2H48M22S</meta:editing-duration>
    <meta:editing-cycles>3</meta:editing-cycles>
    <meta:generator>LibreOffice/5.1.6.2$Linux_X86_64 LibreOffice_project/10m0$Build-2</meta:generator>
    <meta:document-statistic meta:table-count="1" meta:cell-count="162" meta:object-count="0"/>
  </office:meta>
</office:document-meta>
</file>